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BCAE87B0DFB971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0e4a54" officeooo:paragraph-rsid="000e4a54" style:font-weight-asian="bold" style:font-weight-complex="bold"/>
    </style:style>
    <style:style style:name="P2" style:family="paragraph" style:parent-style-name="Standard">
      <style:text-properties officeooo:paragraph-rsid="000cf7b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line-height="115%"/>
      <style:text-properties officeooo:paragraph-rsid="00d0489a"/>
    </style:style>
    <style:style style:name="P5" style:family="paragraph" style:parent-style-name="Text_20_body" style:list-style-name="L1">
      <style:text-properties officeooo:paragraph-rsid="00d1b754"/>
    </style:style>
    <style:style style:name="P6" style:family="paragraph" style:parent-style-name="Text_20_body" style:list-style-name="L1">
      <style:text-properties officeooo:paragraph-rsid="00d0489a"/>
    </style:style>
    <style:style style:name="P7" style:family="paragraph" style:parent-style-name="Text_20_body" style:list-style-name="L2">
      <style:text-properties fo:language="gl" fo:country="ES" fo:font-style="normal" fo:font-weight="normal" officeooo:rsid="00bcbbfe" officeooo:paragraph-rsid="00ce66ce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d0489a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d0489a" officeooo:paragraph-rsid="00d0489a"/>
    </style:style>
    <style:style style:name="P10" style:family="paragraph" style:parent-style-name="Text_20_body" style:list-style-name="L1">
      <style:paragraph-properties fo:break-before="page"/>
      <style:text-properties officeooo:paragraph-rsid="00d0489a"/>
    </style:style>
    <style:style style:name="P11" style:family="paragraph" style:parent-style-name="Preformatted_20_Text" style:list-style-name="L1">
      <style:text-properties officeooo:paragraph-rsid="00d0489a"/>
    </style:style>
    <style:style style:name="P12" style:family="paragraph" style:parent-style-name="Preformatted_20_Text" style:list-style-name="L1">
      <style:paragraph-properties fo:margin-top="0cm" fo:margin-bottom="0.275cm" loext:contextual-spacing="false"/>
      <style:text-properties officeooo:paragraph-rsid="00d0489a" fo:background-color="#eeeeee"/>
    </style:style>
    <style:style style:name="P13" style:family="paragraph" style:parent-style-name="Preformatted_20_Text" style:list-style-name="L1">
      <style:paragraph-properties fo:margin-top="0cm" fo:margin-bottom="0.499cm" loext:contextual-spacing="false"/>
      <style:text-properties officeooo:paragraph-rsid="00d0489a" fo:background-color="#eeeeee"/>
    </style:style>
    <style:style style:name="P14" style:family="paragraph" style:parent-style-name="Preformatted_20_Text" style:list-style-name="L1">
      <style:paragraph-properties fo:margin-top="0cm" fo:margin-bottom="0.499cm" loext:contextual-spacing="false"/>
      <style:text-properties officeooo:paragraph-rsid="00d0489a"/>
    </style:style>
    <style:style style:name="P15" style:family="paragraph" style:parent-style-name="Heading_20_2">
      <style:text-properties fo:font-size="16pt" fo:language="gl" fo:country="ES" fo:font-weight="bold" officeooo:rsid="000cf7be" officeooo:paragraph-rsid="000fbe3e" style:font-size-asian="16pt" style:font-weight-asian="bold" style:font-size-complex="16pt" style:font-weight-complex="bold"/>
    </style:style>
    <style:style style:name="T1" style:family="text">
      <style:text-properties officeooo:rsid="006913b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Exercicio12: URL Encode</text:h>
      <text:list xml:id="list1620860790" text:style-name="L1">
        <text:list-item>
          <text:p text:style-name="P5">Lanza o navegador e visita a dirección:</text:p>
          <text:p text:style-name="P5"><text:span text:style-name="Strong_20_Emphasis">http://%77%77%77%2e%64%65%62%69%61%6e%2e%6f%72%67</text:span></text:p>
        </text:list-item>
        <text:list-item>
          <text:p text:style-name="P6">Que acontece?</text:p>
        </text:list-item>
        <text:list-item>
          <text:p text:style-name="P5">Agora visita a dirección:</text:p>
          <text:p text:style-name="P5"><text:span text:style-name="Strong_20_Emphasis">https://%77%77%77%2e%64%65%62%69%61%6e%2e%6f%72%67</text:span> </text:p>
        </text:list-item>
        <text:list-item>
          <text:p text:style-name="P6">Que acontece?</text:p>
        </text:list-item>
        <text:list-item>
          <text:p text:style-name="P6">Lanza un terminal en GNU/Linux.</text:p>
        </text:list-item>
        <text:list-item>
          <text:p text:style-name="P6">Executa o seguinte comando:</text:p>
          <text:p text:style-name="P12">$ echo %77%77%77%2e%64%65%62%69%61%6e%2e%6f%72%67 | xxd -r -p ; echo</text:p>
          <text:p text:style-name="P6">Que acontece?</text:p>
        </text:list-item>
        <text:list-item>
          <text:p text:style-name="P6">Agora executa:</text:p>
          <text:p text:style-name="P13">$ man ascii</text:p>
        </text:list-item>
        <text:list-item>
          <text:p text:style-name="P6">Identifica os caracteres ASCII correspondentes aos seguintes valores hexadecimais: </text:p>
          <text:p text:style-name="P11"><text:span text:style-name="Strong_20_Emphasis">HEX <text:s text:c="5"/>ASCII</text:span> <text:s text:c="2"/></text:p>
          <text:p text:style-name="P11">0x77 -&gt; </text:p>
          <text:p text:style-name="P11">0x77 -&gt;</text:p>
          <text:p text:style-name="P11">0x77 -&gt;</text:p>
          <text:p text:style-name="P11">0x2e -&gt;</text:p>
          <text:p text:style-name="P11">0x64 -&gt;</text:p>
          <text:p text:style-name="P11">0x65 -&gt;</text:p>
          <text:p text:style-name="P11">0x62 -&gt;</text:p>
          <text:p text:style-name="P11">0x69 -&gt;</text:p>
          <text:p text:style-name="P11">0x61 -&gt;</text:p>
          <text:p text:style-name="P11">0x6e -&gt;</text:p>
          <text:p text:style-name="P11">0x2e -&gt;</text:p>
          <text:p text:style-name="P11">0x6f -&gt;</text:p>
          <text:p text:style-name="P11">0x72 -&gt;</text:p>
          <text:p text:style-name="P14">0x67 -&gt;</text:p>
        </text:list-item>
        <text:list-item>
          <text:p text:style-name="P6">Une os anteriores caracteres. Que acontece?</text:p>
        </text:list-item>
      </text:list>
      <text:p text:style-name="P4"/>
      <text:list xml:id="list211234384226688" text:continue-numbering="true" text:style-name="L1">
        <text:list-item>
          <text:p text:style-name="P10">Agora na táboa ASCII identifica os valores hexadecimais dos seguintes caracterers ASCII: www.kernel.org</text:p>
          <text:p text:style-name="P11"><text:span text:style-name="Strong_20_Emphasis">ASCII <text:s text:c="3"/>HEX</text:span></text:p>
          <text:p text:style-name="P11">w <text:s text:c="3"/>-&gt;</text:p>
          <text:p text:style-name="P11">w <text:s text:c="3"/>-&gt;</text:p>
          <text:p text:style-name="P11">w <text:s text:c="3"/>-&gt;</text:p>
          <text:p text:style-name="P11">. <text:s text:c="3"/>-&gt;</text:p>
          <text:p text:style-name="P11">k <text:s text:c="3"/>-&gt;</text:p>
          <text:p text:style-name="P11">e <text:s text:c="3"/>-&gt;</text:p>
          <text:p text:style-name="P11">r <text:s text:c="3"/>-&gt;</text:p>
          <text:p text:style-name="P11">n <text:s text:c="3"/>-&gt;</text:p>
          <text:p text:style-name="P11">e <text:s text:c="3"/>-&gt;</text:p>
          <text:p text:style-name="P11">l <text:s text:c="3"/>-&gt;</text:p>
          <text:p text:style-name="P11">. <text:s text:c="3"/>-&gt;</text:p>
          <text:p text:style-name="P11">o <text:s text:c="3"/>-&gt;</text:p>
          <text:p text:style-name="P11">r <text:s text:c="3"/>-&gt;</text:p>
          <text:p text:style-name="P14">g <text:s text:c="3"/>-&gt;</text:p>
        </text:list-item>
        <text:list-item>
          <text:p text:style-name="P8">A cada valor HEX atopado do punto anterior: </text:p>
          <text:list>
            <text:list-item>
              <text:p text:style-name="P8">Precédelle un caracter %, é dicir, se atopas 65 escribe %65. </text:p>
            </text:list-item>
            <text:list-item>
              <text:p text:style-name="P8">A continuación une todos os valores sen espazo. </text:p>
            </text:list-item>
            <text:list-item>
              <text:p text:style-name="P8">Agora visita a dirección http://valoratopado, onde valor atopado serán os valores hexadecimais cos % do paso anterior. Así, se por exemplo atopas, %65%66 debes visitar a dirección http://%65%66 </text:p>
            </text:list-item>
            <text:list-item>
              <text:p text:style-name="P9">Que acontece? Por que? Razoa a resposta.</text:p>
            </text:list-item>
          </text:list>
        </text:list-item>
      </text:list>
      <text:list xml:id="list3138851562" text:style-name="L2">
        <text:list-header>
          <text:p text:style-name="P7"><text:span text:style-name="Strong_20_Emphasis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0e4a54" officeooo:paragraph-rsid="000e4a54" style:font-weight-asian="bold" style:font-weight-complex="bold"/>
    </style:style>
    <style:style style:name="MP2" style:family="paragraph" style:parent-style-name="Standard">
      <style:text-properties officeooo:paragraph-rsid="000cf7be"/>
    </style:style>
    <style:style style:name="MP3" style:family="paragraph" style:parent-style-name="Text_20_body">
      <style:paragraph-properties fo:margin-top="0cm" fo:margin-bottom="0cm" loext:contextual-spacing="false"/>
    </style:style>
    <style:style style:name="MT1" style:family="text">
      <style:text-properties officeooo:rsid="006913b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margin-left="0cm" fo:margin-right="0cm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0.824cm" fo:margin-bottom="0.684cm" fo:margin-left="1.058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opacity="6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85cm" fo:margin-left="0cm" fo:margin-right="0cm" fo:margin-bottom="0.499cm"/>
      </style:header-style>
      <style:footer-style>
        <style:header-footer-properties svg:height="3.52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ME- EXERCICIO <text:span text:style-name="MT1">12</text:span></text:p>
      </style:header>
      <style:footer>
        <text:p text:style-name="MP2"/>
        <text:section text:style-name="MSect1" text:name="Sección1">
          <text:p text:style-name="MP3">Ricardo Feijoo Costa</text:p>
          <text:p text:style-name="MP3"><draw:a xlink:type="simple" xlink:href="http://creativecommons.org/licenses/by-sa/4.0/"><draw:frame draw:style-name="Mfr1" draw:name="Imagen2" text:anchor-type="as-char" svg:width="2.381cm" svg:height="0.873cm" draw:z-index="1"><draw:image xlink:href="Pictures/10000201000000580000001FBCAE87B0DFB971CF.png" xlink:type="simple" xlink:show="embed" xlink:actuate="onLoad" loext:mime-type="image/png"/><svg:title>Creative Commons License</svg:title></draw:frame></draw:a><text:line-break/>This work is licensed under a <text:a xlink:type="simple" xlink:href="http://creativecommons.org/licenses/by-sa/4.0/" text:style-name="Internet_20_link" text:visited-style-name="Visited_20_Internet_20_Link">Creative Commons Attribution-ShareAlike 4.0 International License</text:a> </text:p>
        </text:section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1:12:31.165820913</meta:creation-date>
    <meta:editing-duration>PT22S</meta:editing-duration>
    <meta:editing-cycles>2</meta:editing-cycles>
    <meta:generator>LibreOffice/6.1.5.2$Linux_X86_64 LibreOffice_project/10$Build-2</meta:generator>
    <dc:date>2020-10-18T21:12:32.602796301</dc:date>
    <meta:document-statistic meta:table-count="0" meta:image-count="1" meta:object-count="0" meta:page-count="2" meta:paragraph-count="54" meta:word-count="228" meta:character-count="1385" meta:non-whitespace-character-count="1164"/>
  </office:meta>
</office:document-meta>
</file>